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18">
      <style:drawing-page-properties draw:fill="bitmap" draw:fill-image-name="a4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 style:parent-style-name="Graphics">
      <style:graphic-properties draw:fill="none" fo:clip="rect(0in, 0in, 0in, 0in)" draw:stroke="non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draw:fill="none" draw:stroke="none"/>
    </style:style>
    <style:style style:family="graphic" style:name="a404" style:parent-style-name="Graphics">
      <style:graphic-properties draw:fill="none" draw:stroke="none"/>
    </style:style>
    <style:style style:family="drawing-page" style:name="a406">
      <style:drawing-page-properties draw:fill="bitmap" draw:fill-image-name="a4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7" style:parent-style-name="Graphics">
      <style:graphic-properties draw:fill="none" draw:stroke="none"/>
    </style:style>
    <style:style style:family="drawing-page" style:name="a409">
      <style:drawing-page-properties draw:fill="bitmap" draw:fill-image-name="a4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 style:parent-style-name="Graphics">
      <style:graphic-properties draw:fill="none" fo:clip="rect(0in, 0in, 0in, 0in)" draw:stroke="none"/>
    </style:style>
    <style:style style:family="graphic" style:name="a421" style:parent-style-name="Graphics">
      <style:graphic-properties draw:fill="none" draw:stroke="none"/>
    </style:style>
    <style:style style:family="drawing-page" style:name="a423">
      <style:drawing-page-properties draw:fill="bitmap" draw:fill-image-name="a4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bitmap" draw:fill-image-name="a39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 style:parent-style-name="Graphics">
      <style:graphic-properties draw:fill="none" draw:stroke="none"/>
    </style:style>
    <style:style style:family="drawing-page" style:name="a399">
      <style:drawing-page-properties draw:fill="bitmap" draw:fill-image-name="a3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Rounded MT Bold" style:font-family-generic="swiss" style:font-pitch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93" draw:master-page-name="Master1-Layout1-title-Title-Slide" presentation:presentation-page-layout-name="Master1-PPL1" draw:id="Slide-256">
        <draw:frame draw:id="id63" presentation:style-name="a397" draw:name="Subtitle 2" svg:x="1.66667in" svg:y="5.48209in" svg:width="10in" svg:height="1.81076in" presentation:class="subtitle" presentation:placeholder="false">
          <draw:text-box>
            <text:p text:style-name="a396" text:class-names="" text:cond-style-name=""><text:span text:style-name="a394" text:class-names="">ExteriScan</text:span><text:span text:style-name="a395" text:class-names=""/></text:p>
          </draw:text-box>
          <svg:title/>
          <svg:desc/>
        </draw:frame>
      </draw:page>
      <draw:page draw:name="Slide2" draw:style-name="a399" draw:master-page-name="Master1-Layout2-obj-Title-and-Content" presentation:presentation-page-layout-name="Master1-PPL2" draw:id="Slide-257">
        <draw:custom-shape svg:x="6.5in" svg:y="3.58333in" svg:width="0.33333in" svg:height="0.33333in" draw:id="id64" draw:style-name="a402" draw:name="AutoShape 2">
          <svg:title/>
          <svg:desc>Image result for Keras</svg:desc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presentation:style-name="a403" draw:name="Content Placeholder 9" svg:x="1.21905in" svg:y="3.58333in" svg:width="3.1816in" svg:height="3.1816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66" draw:style-name="a404" draw:name="Picture 11" svg:x="8.20797in" svg:y="0.55807in" svg:width="3.90631in" svg:height="4.177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406" draw:master-page-name="Master1-Layout2-obj-Title-and-Content" presentation:presentation-page-layout-name="Master1-PPL2" draw:id="Slide-259">
        <draw:frame draw:id="id67" draw:style-name="a407" draw:name="Picture 6" svg:x="2.24919in" svg:y="0.4239in" svg:width="8.83495in" svg:height="6.65219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5" draw:style-name="a409" draw:master-page-name="Master1-Layout2-obj-Title-and-Content" presentation:presentation-page-layout-name="Master1-PPL2" draw:id="Slide-260">
        <draw:frame draw:id="id68" draw:style-name="a410" draw:name="Picture 4" svg:x="1.03942in" svg:y="0.75679in" svg:width="6.18782in" svg:height="5.98642in" style:rel-width="scale" style:rel-height="scale">
          <draw:image xlink:href="media/image4.png" xlink:type="simple" xlink:show="embed" xlink:actuate="onLoad"/>
          <svg:title/>
          <svg:desc/>
        </draw:frame>
        <draw:frame draw:id="id69" presentation:style-name="a416" draw:name="Title 1" svg:x="7.95238in" svg:y="0.98026in" svg:width="4.46429in" svg:height="4.45784in" presentation:class="title" presentation:placeholder="false">
          <draw:text-box>
            <text:p text:style-name="a415" text:class-names="" text:cond-style-name=""><text:span text:style-name="a411" text:class-names="">Single Shot<text:s text:c="1"/></text:span><text:span text:style-name="a412" text:class-names="">Detector<text:line-break/><text:line-break/></text:span><text:span text:style-name="a413" text:class-names="">MobilNet</text:span><text:span text:style-name="a414" text:class-names=""/></text:p>
          </draw:text-box>
          <svg:title/>
          <svg:desc/>
        </draw:frame>
      </draw:page>
      <draw:page draw:name="Slide3" draw:style-name="a418" draw:master-page-name="Master1-Layout2-obj-Title-and-Content" presentation:presentation-page-layout-name="Master1-PPL2" draw:id="Slide-258">
        <draw:frame draw:id="id70" draw:style-name="a419" draw:transform="translate(-2.3765in -1.57493in) rotate(-1.5708) translate(2.99153in 3.75in)" draw:name="Picture 2" svg:width="4.75299in" svg:height="3.14986in" style:rel-width="scale" style:rel-height="scale">
          <draw:image xlink:href="media/image5.jpeg" xlink:type="simple" xlink:show="embed" xlink:actuate="onLoad"/>
          <svg:title/>
          <svg:desc>Image result for moon surface pictures cracks</svg:desc>
        </draw:frame>
        <draw:frame draw:id="id71" draw:style-name="a420" draw:transform="translate(-2.3624in -1.57493in) rotate(-1.5708) translate(6.66667in 3.7641in)" draw:name="Picture 4" svg:width="4.72479in" svg:height="3.14986in" style:rel-width="scale" style:rel-height="scale">
          <draw:image xlink:href="media/image6.jpeg" xlink:type="simple" xlink:show="embed" xlink:actuate="onLoad"/>
          <svg:title/>
          <svg:desc>Image result for road cracks</svg:desc>
        </draw:frame>
        <draw:frame draw:id="id72" draw:style-name="a421" draw:transform="translate(-2.3624in -1.77875in) rotate(-1.5708) translate(10.54561in 3.7641in)" draw:name="Picture 4" svg:width="4.72479in" svg:height="3.55749in" style:rel-width="scale" style:rel-height="scale">
          <draw:image xlink:href="media/image7.jpg" xlink:type="simple" xlink:show="embed" xlink:actuate="onLoad"/>
          <svg:title/>
          <svg:desc/>
        </draw:frame>
      </draw:page>
      <draw:page draw:name="Slide6" draw:style-name="a423" draw:master-page-name="Master1-Layout2-obj-Title-and-Content" presentation:presentation-page-layout-name="Master1-PPL2" draw:id="Slide-261">
        <draw:frame draw:id="id73" presentation:style-name="a431" draw:name="Content Placeholder 2" svg:x="0.91667in" svg:y="1.37066in" svg:width="11.5in" svg:height="4.75868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4" text:class-names="">Thank you,</text:span></text:p>
              </text:list-item>
            </text:list>
            <text:list text:style-name="a430">
              <text:list-item>
                <text:p text:style-name="a429" text:class-names="" text:cond-style-name=""><text:span text:style-name="a427" text:class-names="">for hosting this amazing challenge</text:span><text:span text:style-name="a4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17" xlink:href="media/image8.png" xlink:show="embed" xlink:actuate="onLoad"/>
    <draw:fill-image draw:name="a226" xlink:href="media/image8.png" xlink:show="embed" xlink:actuate="onLoad"/>
    <draw:fill-image draw:name="a405" xlink:href="media/image8.png" xlink:show="embed" xlink:actuate="onLoad"/>
    <draw:fill-image draw:name="a408" xlink:href="media/image8.png" xlink:show="embed" xlink:actuate="onLoad"/>
    <draw:fill-image draw:name="a322" xlink:href="media/image8.png" xlink:show="embed" xlink:actuate="onLoad"/>
    <draw:fill-image draw:name="a258" xlink:href="media/image8.png" xlink:show="embed" xlink:actuate="onLoad"/>
    <draw:fill-image draw:name="a92" xlink:href="media/image8.png" xlink:show="embed" xlink:actuate="onLoad"/>
    <draw:fill-image draw:name="a297" xlink:href="media/image8.png" xlink:show="embed" xlink:actuate="onLoad"/>
    <draw:fill-image draw:name="a57" xlink:href="media/image8.png" xlink:show="embed" xlink:actuate="onLoad"/>
    <draw:fill-image draw:name="a0" xlink:href="media/image8.png" xlink:show="embed" xlink:actuate="onLoad"/>
    <draw:fill-image draw:name="a244" xlink:href="media/image8.png" xlink:show="embed" xlink:actuate="onLoad"/>
    <draw:fill-image draw:name="a422" xlink:href="media/image8.png" xlink:show="embed" xlink:actuate="onLoad"/>
    <draw:fill-image draw:name="a392" xlink:href="media/image9.png" xlink:show="embed" xlink:actuate="onLoad"/>
    <draw:fill-image draw:name="a357" xlink:href="media/image8.png" xlink:show="embed" xlink:actuate="onLoad"/>
    <draw:fill-image draw:name="a398" xlink:href="media/image8.png" xlink:show="embed" xlink:actuate="onLoad"/>
    <draw:fill-image draw:name="a166" xlink:href="media/image8.png" xlink:show="embed" xlink:actuate="onLoad"/>
    <draw:fill-image draw:name="a35" xlink:href="media/image8.png" xlink:show="embed" xlink:actuate="onLoad"/>
    <draw:fill-image draw:name="a114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bitmap" draw:fill-image-name="a3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bitmap" draw:fill-image-name="a2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bitmap" draw:fill-image-name="a2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bitmap" draw:fill-image-name="a2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bitmap" draw:fill-image-name="a3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bitmap" draw:fill-image-name="a1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1">
      <draw:frame draw:id="id0" presentation:style-name="a5" draw:name="Title Placeholder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presentation:style-name="a40" draw:name="Title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6" presentation:style-name="a44" draw:name="Subtitle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7" presentation:style-name="a49" draw:name="Date Placeholder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Footer Placeholder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Slide Number Placeholder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0" presentation:style-name="a62" draw:name="Title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1" presentation:style-name="a79" draw:name="Content Placeholder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Footer Placeholder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5" presentation:style-name="a97" draw:name="Title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6" presentation:style-name="a101" draw:name="Text Placeholder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17" presentation:style-name="a106" draw:name="Date Placeholder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Footer Placeholder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0" presentation:style-name="a119" draw:name="Title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1" presentation:style-name="a136" draw:name="Content Placeholder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Footer Placeholder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26" presentation:style-name="a171" draw:name="Title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75" draw:name="Text Placeholder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28" presentation:style-name="a192" draw:name="Content Placeholder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Text Placeholder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30" presentation:style-name="a213" draw:name="Content Placeholder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Date Placeholder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Footer Placeholder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Slide Number Placeholder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frame draw:id="id34" presentation:style-name="a231" draw:name="Title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5" presentation:style-name="a236" draw:name="Date Placeholder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Footer Placeholder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Slide Number Placeholder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frame draw:id="id38" presentation:style-name="a250" draw:name="Date Placeholder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Footer Placeholder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Slide Number Placeholder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41" presentation:style-name="a263" draw:name="Title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42" presentation:style-name="a280" draw:name="Content Placeholder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Text Placeholder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44" presentation:style-name="a289" draw:name="Date Placeholder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Footer Placeholder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Slide Number Placeholder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frame draw:id="id47" presentation:style-name="a302" draw:name="Title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8" presentation:style-name="a305" draw:name="Picture Placeholder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Text Placeholder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</draw:text-box>
        <svg:title/>
        <svg:desc/>
      </draw:frame>
      <draw:frame draw:id="id50" presentation:style-name="a314" draw:name="Date Placeholder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Footer Placeholder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Slide Number Placeholder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3">
      <draw:frame draw:id="id53" presentation:style-name="a327" draw:name="Title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Click to edit Master title style</text:span><text:span text:style-name="a325" text:class-names=""/></text:p>
        </draw:text-box>
        <svg:title/>
        <svg:desc/>
      </draw:frame>
      <draw:frame draw:id="id54" presentation:style-name="a344" draw:name="Vertical Text Placeholder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Fifth le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Slide Number Placeholder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8">
      <draw:frame draw:id="id58" presentation:style-name="a362" draw:name="Vertical Title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Click to edit Master title style</text:span><text:span text:style-name="a360" text:class-names=""/></text:p>
        </draw:text-box>
        <svg:title/>
        <svg:desc/>
      </draw:frame>
      <draw:frame draw:id="id59" presentation:style-name="a379" draw:name="Vertical Text Placeholder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ifth le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Date Placeholder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Footer Placeholder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Slide Number Placeholder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antas Kandratavicius</meta:initial-creator>
    <dc:creator>Mantas Kandratavicius</dc:creator>
    <meta:creation-date>2019-11-24T05:21:35Z</meta:creation-date>
    <dc:date>2019-11-24T08:54:00Z</dc:date>
    <meta:editing-cycles>7</meta:editing-cycles>
    <meta:editing-duration>PT12744S</meta:editing-duration>
    <meta:document-statistic meta:paragraph-count="4" meta:word-count="15"/>
  </office:meta>
</office:document-meta>
</file>